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edawno w „Equestria Times” pojawiła się recenzja krótkiego opowiadania mówiącego o 500-tnych urodzinach księżniczki Twilight Sparkle i niespodziance, jaką z tej okazji przygotowała jej uczennica, młoda klaczka o imieniu Smarty Pants. Gdy zobaczyłem, że istnieje kontynuacja, to z radości zaklaskałem uszami i wziąłem się do czytania. Wiecie co? Zmarnowałem bardzo porządne klaskanie.</text:p>
      <text:p text:style-name="Standard"/>
      <text:p text:style-name="Standard">Autumschild w swoim kolejnym opowiadaniu powraca do świata, w którym księżniczka Twilight rządzi Equestrią od prawie pięciuset lat. Jej obecna uczennica, młodziutka klacz ziemna Smarty Pants – postanawia znaleźć idealny prezent dla swojej ukochanej nauczycielki. Ci, co ją znają z poprzedniej części mogą się domyślić, że byle laurka czy bombonierka nie wystarczą. Nasza bohaterka ma o wiele ambitniejsze plany – prezentem mają być ukrywające się od kilku wieków księżniczki, Celestia i Luna! By je odnaleźć, razem z dwiema koleżankami, bojącą się latać pegazicą Sandy i jednorożcem z rodu Apple o imieniu Honeycrisp, rusza szukać wskazówek w lesie Everfree. Trójka niewinnych klaczek przez przypadek budzi tam coś, co powinno pozostać uśpione na wieki…</text:p>
      <text:p text:style-name="Standard"/>
      <text:p text:style-name="Standard">Biorąc pod uwagę poprzednią część, okładkę, opis oraz tagi oczekiwałem lekkiej, łatwej i przyjemnej lektury, strawnej mieszanki obyczajówki z powieścią przygodową, a wszystko podlane sosem z ciekawego światotworzenia. Autor miał wszystkie środki, by stworzyć coś naprawdę dobrego i interesującego. Podstawy miał już przygotowane w poprzednim opowiadaniu, wystarczyło się tylko o nie opierać. Motyw młodych klaczek szukających idealnego prezentu dla księżniczki dawał ogromne możliwości – a do tego umożliwiał przedstawienie świata z punktu widzenia jednostek, które dopiero uczą się o jego tajemnicach, a do tego mają dostęp do takiego źródła wiedzy jak władczynie kraju. Doprawdy, przy takich solidnych fundamentach wystarczyło popisać kilka porządnych rozdziałów i patrzeć, jak żądni przygód czytelnicy walą drzwiami i oknami, czyż nie?</text:p>
      <text:p text:style-name="Standard"/>
      <text:p text:style-name="Standard">No cóż, stety lub niestety – autor wybrał inną ścieżkę. Błyskawicznie się okazuje, że przebudzone przez trójkę klaczek tajemnicze Coś jest olbrzymim zagrożeniem dla Equestrii – starożytną bronią, której celem było zniszczenie Discorda. Niestety dla całego świata, prastary system obronny jest samoświadomy i nie przyjmuje do wiadomości, że chaos nie jest już zagrożeniem, a Celestii i Luny, które go stworzyły, od wieków nikt nie widział. Ups? Wizja totalnego porządku zaprowadzonego przez tego nowego przeciwnika zagraża całemu państwu. Co gorsza, wróg korzysta z bardzo dużych ilości magii, jest w stanie naturalnie jej używać do prania mózgów i ogólnie księżniczka Twilight ma przechlapane.</text:p>
      <text:p text:style-name="Standard"/>
      <text:p text:style-name="Standard">Ostatecznie większość informacji, jakie otrzymujemy na pierwszy rzut oka – od kolorowej i radosnej okładki po tagi – okazuje się być raczej dość myląca. Mamy tu dość przerażającego głównego wroga, który jest jednym z najciekawszych elementów opowiadania, dochodzi do kilku regularnych bitew, a pod koniec mamy opis, który zahacza o gore. Akcja jest bardzo szybka, całość rozgrywa się w przeciągu kilku dni. Zmiany aktualnie używanego punktu widzenia wprowadzają pewien chaos, szczególnie, gdy autor skupia się na używaniu swoich własnych kucyków – przy (nielicznych, w końcu minęło pół tysiąclecia) postaciach kanonicznych nadążenie za tempem akcji jest o wiele prostsze. Co gorsza, mamy tu jeszcze kilka scen ze wspomnieniami, co jeszcze bardziej utrudnia połapanie się w chronologii aktualnie czytanych rozdziałów. Denerwujące są zmiany tonu opowieści – dość liczne żarciki (jak choćby scena w Tartarze) kłócą się z poważniejszymi fragmentami, zupełnie jakby autor nie umiał się zdecydować czy próbuje pisać na poważnie, czy nie. <text:soft-page-break/>Dowcipy w tekście nie służą rozładowaniu nastroju czy udostępnieniu wglądu w myśli i charaktery postaci, a tylko zaburzeniu danych scen. Ewentualnie sceny walki i poważne dialogi zaburzają komediowy charakter całości. To już problem z gatunku: „czy zebra jest biała w czarne paski, czy czarna w białe?”. </text:p>
      <text:p text:style-name="Standard"/>
      <text:p text:style-name="Standard">Skoro już ustaliliśmy, że zawartość opowiadania niezbyt odpowiada swojemu opisowi, to można przejść do kwestii jej jakości – a z tą bywa różnie. Equestria po kilkuset latach to miejsce pełne tajemnic, różne a jednocześnie znajome… albo przynajmniej takie powinno być. Poziom technologiczny nie uległ większej zmianie, a kraj nie jest już autokratyczną monarchią, ale nie można się oprzeć wrażeniu, że autor rozegrał sprawę bardzo zachowawczo. Siedziba rządów dalej znajduje się w Canterlot, w Ponyville wesoło siedzi sobie ogromna rodzina Apple, Cadance i Twilight może i nie są oficjalnymi władczyniami kraju, ale wciąż mają ogromne wpływy i tak dalej. </text:p>
      <text:p text:style-name="Standard"/>
      <text:p text:style-name="Standard">To może chociaż nadrabia się postaciami? Przebudzona broń na Discorda jest całkiem niezła – mechanizm opętany myślą zniszczenia chaosu, który pokazuje, że nie trzeba wszystkiego niszczyć, by być złym. Ba, wręcz przeciwnie. Bardzo mu zależy na zachowaniu wszystkiego w idealnym porządku i ładzie, nawet jeśli musiałby zmienić wszystkich w swoje marionetki, by utrzymać ten stan. Za to reszta… trójka głównych bohaterek jest o wiele mniej zarysowana niż powinna być – zresztą nie są jedynymi protagonistkami, bo dostajemy też kilka innych postaci do śledzenia. Wielka szkoda, bo łapiąc kilka srok za ogon autor nie wykorzystał szansy na wyciśnięcie pełnego potencjału z młodych klaczek. Niektóre kwestie z nimi powiązane mnie wręcz załamały, jak choćby wykorzystanie płomiennego uroczego znaczka od dumnej, jednorogiej członkini rodu Apple. Z oczywistych przyczyn miażdżąca większość postaci trzecioplanowych to kucyki wymyślone przez autora, nie za często mamy jednak możliwość ich głębszego poznania. Ot, tu jest jakaś pani polityk, tamta klacz jest Applem i jest w ciąży, tu są jacyś gwardziści, którzy zawsze występują razem i tak dalej. Żadna z nich nie zdołała przykuć mojej uwagi. </text:p>
      <text:p text:style-name="Standard"/>
      <text:p text:style-name="Standard">Na osobną wzmiankę zasługuje księżniczka Twilight, która traktuje zagrożenie swojego kraju ze spokojem zasługującym na nagrodę Darwina. Wiadomo, nigdy nie był to najbardziej ogarnięty kucyk w Equestrii, ale wydaje mi się, że w całym opowiadaniu jej jedyny sukces był wynikiem czystego przypadku. Za to bardzo chętnie marnuje czas, podczas gdy starożytna broń masowej zagłady zbiera siły. </text:p>
      <text:p text:style-name="Standard"/>
      <text:p text:style-name="Standard">Jak można się domyślić, opowiadanie niezbyt przypadło mi do gustu. Obiecywało jedno, dostarczyło drugie i to średniej jakości. Autor powinien pozostać przy tym, co zademonstrował w poprzedniej części cyklu – subtelnym opisywaniu zmian na świecie oraz zarysowaniu relacji międzykuczych. Tymczasem dostaliśmy coś, co stoi w bolesnym rozkroku między zabawną opowiastką o trójce źrebaków a poważnym opowiadaniu o harmonicznym zagrożeniu zmierzającym do Equestrii. To się po prostu nie chce ze sobą łączyć – i mimo że zamierzam przeczytać kolejne opowiadania z tej serii, to już wiem, że będę do tego podchodził bardzo ostrożnie. </text:p>
      <text:p text:style-name="Standard"/>
      <text:p text:style-name="Standard"><text:a xlink:type="simple" xlink:href="https://www.fimfiction.net/story/119255/princess-twilight-sparkles-505th-birthday" text:style-name="ListLabel_20_1" text:visited-style-name="ListLabel_20_1"><text:span text:style-name="T1">https://www.fimfiction.net/story/119255/princess-twilight-sparkles-505th-birthday</text:span></text:a></text:p>
      <text:p text:style-name="Standard"/>
      <text:p text:style-name="Standard">Top <text:a xlink:type="simple" xlink:href="https://derpibooru.org/2128554?q=future%2C+twilight+sparkle" text:style-name="ListLabel_20_1" text:visited-style-name="ListLabel_20_1"><text:span text:style-name="T1">https://derpibooru.org/2128554?q=future%2C+twilight+sparkle</text:span></text:a> – dałoby się wyciąć Spike’a?</text:p>
      <text:p text:style-name="Standard"><text:soft-page-break/></text:p>
      <text:p text:style-name="Standard"><text:a xlink:type="simple" xlink:href="https://derpibooru.org/1779502?q=older+twilight" text:style-name="ListLabel_20_1" text:visited-style-name="ListLabel_20_1"><text:span text:style-name="T1">https://derpibooru.org/1779502?q=older+twilight</text:span>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  <dc:date>2019-09-18T20:36:46.704000000</dc:date>
    <meta:editing-duration>PT2H33S</meta:editing-duration>
    <meta:editing-cycles>1</meta:editing-cycles>
    <meta:document-statistic meta:table-count="0" meta:image-count="0" meta:object-count="0" meta:page-count="3" meta:paragraph-count="12" meta:word-count="993" meta:character-count="7079" meta:non-whitespace-character-count="6077"/>
  </office:meta>
</office:document-meta>
</file>